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P1" style:family="paragraph" style:parent-style-name="Table_20_Contents">
      <style:text-properties officeooo:rsid="00143f63" officeooo:paragraph-rsid="00143f63"/>
    </style:style>
    <style:style style:name="P2" style:family="paragraph" style:parent-style-name="Table_20_Contents">
      <style:text-properties officeooo:rsid="001730e6" officeooo:paragraph-rsid="001730e6"/>
    </style:style>
    <style:style style:name="P3" style:family="paragraph" style:parent-style-name="Text_20_body" style:master-page-name="">
      <loext:graphic-properties draw:fill="none"/>
      <style:paragraph-properties fo:margin-left="0cm" fo:margin-right="2.799cm" fo:margin-top="0cm" fo:margin-bottom="0.247cm" style:contextual-spacing="false" fo:line-height="115%" fo:text-indent="0cm" style:auto-text-indent="false" style:page-number="auto" fo:background-color="transparent"/>
      <style:text-properties style:font-name="MV Boli" officeooo:rsid="00143f63" officeooo:paragraph-rsid="00143f63"/>
    </style:style>
    <style:style style:name="P4" style:family="paragraph" style:parent-style-name="Text_20_body" style:master-page-name="">
      <loext:graphic-properties draw:fill="none"/>
      <style:paragraph-properties fo:margin-left="0cm" fo:margin-right="1.7cm" fo:margin-top="0cm" fo:margin-bottom="0.247cm" style:contextual-spacing="false" fo:line-height="115%" fo:text-indent="0cm" style:auto-text-indent="false" style:page-number="auto" fo:background-color="transparent"/>
      <style:text-properties fo:color="#00a933" loext:opacity="100%" style:font-name="MV Boli" officeooo:rsid="00155ba2" officeooo:paragraph-rsid="00155ba2"/>
    </style:style>
    <style:style style:name="P5" style:family="paragraph" style:parent-style-name="Text_20_body">
      <loext:graphic-properties draw:fill="none"/>
      <style:paragraph-properties fo:margin-left="0cm" fo:margin-right="2.799cm" fo:margin-top="0cm" fo:margin-bottom="0.247cm" style:contextual-spacing="false" fo:line-height="115%" fo:text-indent="0cm" style:auto-text-indent="false" fo:background-color="transparent"/>
      <style:text-properties style:font-name="MV Boli" officeooo:rsid="00155ba2" officeooo:paragraph-rsid="00155ba2"/>
    </style:style>
    <style:style style:name="P6" style:family="paragraph" style:parent-style-name="Text_20_body" style:master-page-name="">
      <loext:graphic-properties draw:fill="none"/>
      <style:paragraph-properties fo:margin-left="0cm" fo:margin-right="1.7cm" fo:margin-top="0cm" fo:margin-bottom="0.247cm" style:contextual-spacing="false" fo:line-height="115%" fo:text-indent="0cm" style:auto-text-indent="false" style:page-number="auto" fo:background-color="transparent"/>
      <style:text-properties style:font-name="MV Boli" officeooo:rsid="00155ba2" officeooo:paragraph-rsid="00155ba2"/>
    </style:style>
    <style:style style:name="P7" style:family="paragraph" style:parent-style-name="Text_20_body">
      <loext:graphic-properties draw:fill="none"/>
      <style:paragraph-properties fo:margin-left="0cm" fo:margin-right="2.799cm" fo:margin-top="0cm" fo:margin-bottom="0.247cm" style:contextual-spacing="false" fo:line-height="115%" fo:text-indent="0cm" style:auto-text-indent="false" fo:background-color="transparent"/>
      <style:text-properties officeooo:paragraph-rsid="0016d1e2"/>
    </style:style>
    <style:style style:name="P8" style:family="paragraph" style:parent-style-name="Text_20_body">
      <loext:graphic-properties draw:fill="none"/>
      <style:paragraph-properties fo:margin-left="0cm" fo:margin-right="2.799cm" fo:margin-top="0cm" fo:margin-bottom="0.247cm" style:contextual-spacing="false" fo:line-height="115%" fo:text-indent="0cm" style:auto-text-indent="false" fo:background-color="transparent"/>
      <style:text-properties officeooo:rsid="001730e6" officeooo:paragraph-rsid="001730e6"/>
    </style:style>
    <style:style style:name="P9" style:family="paragraph" style:parent-style-name="Text_20_body">
      <loext:graphic-properties draw:fill="none"/>
      <style:paragraph-properties fo:margin-left="0cm" fo:margin-right="2.799cm" fo:margin-top="0cm" fo:margin-bottom="0.247cm" style:contextual-spacing="false" fo:line-height="115%" fo:text-indent="0cm" style:auto-text-indent="false" fo:background-color="transparent"/>
      <style:text-properties officeooo:rsid="00186aa2" officeooo:paragraph-rsid="00186aa2"/>
    </style:style>
    <style:style style:name="P10" style:family="paragraph" style:parent-style-name="Text_20_body">
      <loext:graphic-properties draw:fill="none"/>
      <style:paragraph-properties fo:margin-left="0cm" fo:margin-right="2.799cm" fo:margin-top="0cm" fo:margin-bottom="0.247cm" style:contextual-spacing="false" fo:line-height="115%" fo:text-indent="0cm" style:auto-text-indent="false" fo:background-color="transparent"/>
      <style:text-properties officeooo:rsid="001878bd" officeooo:paragraph-rsid="001878bd"/>
    </style:style>
    <style:style style:name="T1" style:family="text">
      <style:text-properties officeooo:rsid="00143f63"/>
    </style:style>
    <style:style style:name="T2" style:family="text">
      <style:text-properties officeooo:rsid="0016d1e2"/>
    </style:style>
    <style:style style:name="T3" style:family="text">
      <style:text-properties officeooo:rsid="001730e6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officeooo:rsid="0016d1e2"/>
    </style:style>
    <style:style style:name="T6" style:family="text">
      <style:text-properties fo:color="#000000" loext:opacity="100%" style:font-name="MV Boli" officeooo:rsid="0016d1e2"/>
    </style:style>
    <style:style style:name="T7" style:family="text">
      <style:text-properties fo:font-variant="normal" fo:text-transform="none" fo:color="#000000" loext:opacity="100%" style:font-name="MV Boli" fo:font-size="12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MV Boli" fo:font-size="12pt" fo:letter-spacing="normal" fo:font-style="normal" fo:font-weight="normal" officeooo:rsid="0016d1e2"/>
    </style:style>
    <style:style style:name="T9" style:family="text">
      <style:text-properties fo:font-variant="normal" fo:text-transform="none" fo:color="#00a933" loext:opacity="100%" style:font-name="MV Boli" fo:font-size="12pt" fo:letter-spacing="normal" fo:font-style="normal" fo:font-weight="normal"/>
    </style:style>
    <style:style style:name="T10" style:family="text">
      <style:text-properties fo:font-variant="normal" fo:text-transform="none" fo:color="#00a933" loext:opacity="100%" style:font-name="MV Boli" fo:font-size="12pt" fo:letter-spacing="normal" fo:font-style="normal" fo:font-weight="normal" officeooo:rsid="00186aa2"/>
    </style:style>
    <style:style style:name="T11" style:family="text">
      <style:text-properties fo:font-variant="normal" fo:text-transform="none" fo:color="#000000" loext:opacity="100%" style:font-name="MV Boli" fo:font-size="12pt" fo:letter-spacing="normal" fo:font-style="normal" fo:font-weight="normal" officeooo:rsid="001878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tab/><text:tab/><text:tab/><text:tab/><text:tab/><text:span text:style-name="T1">TD6 :</text:span></text:h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Avoirs = biens que tu possèdes. <text:span text:style-name="T2">Capital pas fixe : capital circulant</text:span><text:span text:style-name="T3">( matière première, énergie).</text:span></text:p>
            <text:p text:style-name="P2">Créancier = celui à qui on doit de l’argent.</text:p>
          </table:table-cell>
        </table:table-row>
      </table:table>
      <text:p text:style-name="Text_20_body"/>
      <text:p text:style-name="P3">1.1. capital « artificiel » : distinction entre durabilité/soutenabilité forte et faible mise en avant par Daly et Cobb [1989] et Pearce et Atkinson [1993].</text:p>
      <text:p text:style-name="P4">Capital créer par l’homme, il est physique et durable. Syn = capital fixe.</text:p>
      <text:p text:style-name="P5"><text:span text:style-name="T1">1.2. </text:span>En raison de la raréfaction de certaines ressources naturelles, ces ressources peuvent être remplacer par d’autres ressources.</text:p>
      <text:p text:style-name="P6"><text:span text:style-name="T4">Cadre de la soutenabilité faible. Si la capital naturel faiblit, une solution peut-être de le remplacer par du capital artificiel ( eau polluée → station d’épuration. On « répare les pots cassés »)</text:span></text:p>
      <text:p text:style-name="P5">1.3. <text:span text:style-name="T5">Préconisent une sauvegarde importante de l’environnement : valeur du capital n’est pas qu’économique/monétaire + n’est pas toujours remplaçable par de l’artificiel.</text:span></text:p>
      <text:p text:style-name="P7"><text:span text:style-name="T6">2.1. Sens premier du terme « capital » : capital fixe → </text:span><text:span text:style-name="T7">biens durables </text:span><text:span text:style-name="T8">( ressources )</text:span><text:span text:style-name="T7"> et non-périssables utilisés pour produire des biens ou services.</text:span></text:p>
      <text:p text:style-name="P8"><text:span text:style-name="T7">2.2. </text:span><text:span text:style-name="T9">Dans les d</text:span><text:span text:style-name="T10">eux cas, elles sont liées à l’individu (capital humain fait référence aux compétences, qualification d’un individu, social fait réf aux relations sociales, au carnet d’adresse de l’individu)</text:span></text:p>
      <text:p text:style-name="P9"><text:span text:style-name="T7">2.3. </text:span><text:span text:style-name="T11">capital humain → bien éduqués → accès à l’information(sait quels sont les meilleures choses pour lui ). Meilleures études → meilleur travail → meilleur accès à la santé et nourriture saine.</text:span></text:p>
      <text:p text:style-name="P10"><text:span text:style-name="T11">C</text:span><text:span text:style-name="T7">apital social → évite la solitude + réseaux sociaux aident à trouver un emplo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nter" svg:font-family="Inter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4:02:26.122000000</meta:creation-date>
    <meta:generator>LibreOffice/24.8.0.3$Windows_X86_64 LibreOffice_project/0bdf1299c94fe897b119f97f3c613e9dca6be583</meta:generator>
    <dc:date>2024-10-07T15:18:11.485000000</dc:date>
    <meta:editing-duration>PT23M32S</meta:editing-duration>
    <meta:editing-cycles>4</meta:editing-cycles>
    <meta:document-statistic meta:table-count="1" meta:image-count="0" meta:object-count="0" meta:page-count="1" meta:paragraph-count="12" meta:word-count="239" meta:character-count="1507" meta:non-whitespace-character-count="1275"/>
  </office:meta>
</office:document-meta>
</file>